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ring.h&gt;</text:p>
      <text:p text:style-name="Standard">#include &lt;time.h&gt;</text:p>
      <text:p text:style-name="Standard">#include "rectangle_merly.h"</text:p>
      <text:p text:style-name="Standard"/>
      <text:p text:style-name="Standard">#define HEX(x) (x &gt; 9 ?('A' + (x - 10)) :('0' + x))</text:p>
      <text:p text:style-name="Standard">void print_info();</text:p>
      <text:p text:style-name="Standard">void print_in_hex(string_t string);</text:p>
      <text:p text:style-name="Standard"/>
      <text:p text:style-name="Standard">void main()</text:p>
      <text:p text:style-name="Standard">{</text:p>
      <text:p text:style-name="Standard"><text:tab/>int i, j;</text:p>
      <text:p text:style-name="Standard"/>
      <text:p text:style-name="Standard"><text:tab/>// Input your 128 bit key here (as hex)...</text:p>
      <text:p text:style-name="Standard"><text:tab/>uint32_t main_key[] = {<text:tab/>0xFFFFFFFF,</text:p>
      <text:p text:style-name="Standard"><text:tab/><text:tab/><text:tab/><text:tab/><text:tab/><text:tab/><text:tab/>0xFFFFFFFF,</text:p>
      <text:p text:style-name="Standard"><text:tab/><text:tab/><text:tab/><text:tab/><text:tab/><text:tab/><text:tab/>0xFFFFFFFF,</text:p>
      <text:p text:style-name="Standard"><text:tab/><text:tab/><text:tab/><text:tab/><text:tab/><text:tab/><text:tab/>0xFFFFFFFF</text:p>
      <text:p text:style-name="Standard"><text:tab/><text:tab/><text:tab/><text:tab/><text:tab/><text:tab/>};</text:p>
      <text:p text:style-name="Standard"/>
      <text:p text:style-name="Standard"><text:tab/>rcipher_params_t cipher_params = rectangle_init_key(main_key);</text:p>
      <text:p text:style-name="Standard"><text:tab/>string_t plaintext = NULL, ciphertext = NULL;</text:p>
      <text:p text:style-name="Standard"/>
      <text:p text:style-name="Standard"><text:tab/>char ptext[] = {0xFF, 0xFF, 0xFF, 0xFF, 0xFF, 0xFF, 0xFF, 0xFF};</text:p>
      <text:p text:style-name="Standard"><text:tab/>plaintext = init_string_bytes(ptext, sizeof(ptext));</text:p>
      <text:p text:style-name="Standard"/>
      <text:p text:style-name="Standard"><text:tab/>print_info();</text:p>
      <text:p text:style-name="Standard"><text:tab/>printf("Plaintext in hex:\t");</text:p>
      <text:p text:style-name="Standard"><text:tab/>print_in_hex(plaintext);</text:p>
      <text:p text:style-name="Standard"/>
      <text:p text:style-name="Standard"><text:tab/>ciphertext = encrypt(cipher_params, plaintext);</text:p>
      <text:p text:style-name="Standard"><text:tab/>printf("Ciphertext in hex:\t");</text:p>
      <text:p text:style-name="Standard"><text:tab/>print_in_hex(ciphertext);</text:p>
      <text:p text:style-name="Standard"/>
      <text:p text:style-name="Standard"><text:tab/>destroy_string(plaintext);</text:p>
      <text:p text:style-name="Standard"><text:tab/>destroy_string(ciphertext);</text:p>
      <text:p text:style-name="Standard"><text:tab/>rectangle_destroy(cipher_params);</text:p>
      <text:p text:style-name="Standard">}</text:p>
      <text:p text:style-name="Standard"/>
      <text:p text:style-name="Standard"/>
      <text:p text:style-name="Standard">void print_info()</text:p>
      <text:p text:style-name="Standard">{</text:p>
      <text:p text:style-name="Standard"><text:tab/>printf("Note:\tWhile analyzing this output, please keep in mind that every pair of bytes is\n");</text:p>
      <text:p text:style-name="Standard"><text:tab/>printf("\tflipped because of the little-endian architecture of Intel CPUs.\n");</text:p>
      <text:p text:style-name="Standard"><text:tab/>printf("\tFor example, if the string in hexadecimal is displayed as: \"1186 F53E B458 5F8B\",\n\tthen, internally it is represented as:\n");</text:p>
      <text:p text:style-name="Standard"><text:tab/>printf("\t\t8611\n\t\t3EF5\n\t\t58B4\n\t\t8B5F\n\t[The 64-bit cipher state is represented as a matrix such as this one.\n\tRefer to Figure 1 in the paper for more information on this.]\n");</text:p>
      <text:p text:style-name="Standard"><text:tab/>printf("\tIn other words, the LSB is displayed first (little-endianess) in a pair of bytes\n\tdisplayed below. Each pair of bytes is separated by a space for ease of readability.\n\n");</text:p>
      <text:p text:style-name="Standard"><text:soft-page-break/><text:tab/>printf("==================================================================================================\n\n");</text:p>
      <text:p text:style-name="Standard">}</text:p>
      <text:p text:style-name="Standard"/>
      <text:p text:style-name="Standard">void print_in_hex(string_t string)</text:p>
      <text:p text:style-name="Standard">{</text:p>
      <text:p text:style-name="Standard"><text:tab/>for(size_t i = 0; i &lt; string-&gt;length; ++i)</text:p>
      <text:p text:style-name="Standard"><text:tab/>{</text:p>
      <text:p text:style-name="Standard"><text:tab/><text:tab/>char low = string-&gt;str[i] &amp; 0x0f;</text:p>
      <text:p text:style-name="Standard"><text:tab/><text:tab/>char high = ((unsigned char)string-&gt;str[i]) &gt;&gt; 4;</text:p>
      <text:p text:style-name="Standard"><text:tab/><text:tab/>printf("%c%c", HEX(high), HEX(low));</text:p>
      <text:p text:style-name="Standard"/>
      <text:p text:style-name="Standard"><text:tab/><text:tab/>if(i &amp; 1)</text:p>
      <text:p text:style-name="Standard"><text:tab/><text:tab/><text:tab/>printf(" ");</text:p>
      <text:p text:style-name="Standard"><text:tab/>}</text:p>
      <text:p text:style-name="Standard"/>
      <text:p text:style-name="Standard"><text:tab/>printf("\nAnd as a string:\t");</text:p>
      <text:p text:style-name="Standard"><text:tab/>for(size_t i = 0; i &lt; string-&gt;length &amp;&amp; string-&gt;str[i] != 0; ++i)</text:p>
      <text:p text:style-name="Standard"><text:tab/><text:tab/>printf("%c", string-&gt;str[i]);</text:p>
      <text:p text:style-name="Standard"><text:tab/></text:p>
      <text:p text:style-name="Standard"><text:tab/>printf("\nString length:\t\t%ld\n\n", string-&gt;length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18:25.407437524</meta:creation-date>
    <dc:date>2023-09-22T11:19:01.822914417</dc:date>
    <meta:editing-duration>PT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249" meta:character-count="2086" meta:non-whitespace-character-count="1822"/>
  </office:meta>
</office:document-meta>
</file>